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32775" officeooo:paragraph-rsid="0003277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 text:c="23"/>网络编程</text:p>
      <text:p text:style-name="Standard"/>
      <text:p text:style-name="Standard">## 多任务编程</text:p>
      <text:p text:style-name="Standard"/>
      <text:p text:style-name="Standard">1. 意义： 充分利用计算机CPU的多核资源，同时处理多个应用程序任务，以此提高程序的运行效率。</text:p>
      <text:p text:style-name="Standard"/>
      <text:p text:style-name="Standard">2. 实现方案 ：多进程 ， 多线程</text:p>
      <text:p text:style-name="Standard"/>
      <text:p text:style-name="Standard"/>
      <text:p text:style-name="Standard">## 进程（process）</text:p>
      <text:p text:style-name="Standard"/>
      <text:p text:style-name="Standard">### 进程理论基础</text:p>
      <text:p text:style-name="Standard"/>
      <text:p text:style-name="Standard">1. 定义 ： 程序在计算机中的一次运行。</text:p>
      <text:p text:style-name="Standard">&gt;* 程序是一个可执行的文件，是静态的占有磁盘。</text:p>
      <text:p text:style-name="Standard">&gt;* 进程是一个动态的过程描述，占有计算机运行资源，有一定的生命周期。</text:p>
      <text:p text:style-name="Standard"/>
      <text:p text:style-name="Standard"/>
      <text:p text:style-name="Standard">2. 系统中如何产生一个进程</text:p>
      <text:p text:style-name="Standard"><text:tab/><text:tab/> <text:s/>【1】 用户空间通过调用程序接口或者命令发起请求</text:p>
      <text:p text:style-name="Standard"><text:tab/><text:tab/><text:tab/>【2】 操作系统接收用户请求，开始创建进程</text:p>
      <text:p text:style-name="Standard"><text:tab/><text:tab/><text:tab/>【3】 操作系统调配计算机资源，确定进程状态等</text:p>
      <text:p text:style-name="Standard"><text:tab/><text:tab/><text:tab/>【4】 操作系统将创建的进程提供给用户使用</text:p>
      <text:p text:style-name="Standard"/>
      <text:p text:style-name="Standard">![](img/linux.png)</text:p>
      <text:p text:style-name="Standard"><text:tab/><text:tab/></text:p>
      <text:p text:style-name="Standard">3. 进程基本概念</text:p>
      <text:p text:style-name="Standard"/>
      <text:p text:style-name="Standard">* cpu时间片：如果一个进程占有cpu内核则称这个进程在cpu时间片上。</text:p>
      <text:p text:style-name="Standard"/>
      <text:p text:style-name="Standard">* PCB(进程控制块)：在内存中开辟的一块空间，用于存放进程的基本信息，也用于系统查找识别进程。</text:p>
      <text:p text:style-name="Standard"><text:tab/></text:p>
      <text:p text:style-name="Standard">* 进程ID（PID）： 系统为每个进程分配的一个大于0的整数，作为进程ID。每个进程ID不重复。</text:p>
      <text:p text:style-name="Standard"><text:tab/></text:p>
      <text:p text:style-name="Standard"><text:tab/>&gt;Linux查看进程ID ： ps -aux</text:p>
      <text:p text:style-name="Standard"><text:tab/></text:p>
      <text:p text:style-name="Standard">* 父子进程 ： 系统中每一个进程(除了系统初始化进程)都有唯一的父进程，可以有0个或多个子进程。父子进程关系便于进程管理。</text:p>
      <text:p text:style-name="Standard"><text:tab/></text:p>
      <text:p text:style-name="Standard">&gt;查看进程树： pstree</text:p>
      <text:p text:style-name="Standard"/>
      <text:p text:style-name="Standard">* 进程状态</text:p>
      <text:p text:style-name="Standard"/>
      <text:p text:style-name="Standard"><text:tab/>- 三态 <text:s/></text:p>
      <text:p text:style-name="Standard"><text:tab/><text:tab/>就绪态 ： 进程具备执行条件，等待分配cpu资源</text:p>
      <text:p text:style-name="Standard"><text:tab/><text:tab/>运行态 ： 进程占有cpu时间片正在运行</text:p>
      <text:p text:style-name="Standard"><text:soft-page-break/><text:tab/><text:tab/>等待态 ： 进程暂时停止运行，让出cpu</text:p>
      <text:p text:style-name="Standard"/>
      <text:p text:style-name="Standard">![](img/4_3态.png)</text:p>
      <text:p text:style-name="Standard"/>
      <text:p text:style-name="Standard"/>
      <text:p text:style-name="Standard"><text:s text:c="2"/>- 五态 (在三态基础上增加新建和终止)</text:p>
      <text:p text:style-name="Standard"><text:tab/><text:tab/>新建 ： 创建一个进程，获取资源的过程</text:p>
      <text:p text:style-name="Standard"><text:tab/><text:tab/>终止 ： 进程结束，释放资源的过程</text:p>
      <text:p text:style-name="Standard"/>
      <text:p text:style-name="Standard">![](img/4_5态.png)</text:p>
      <text:p text:style-name="Standard"/>
      <text:p text:style-name="Standard"><text:s text:c="2"/>- 状态查看命令 ： ps -aux <text:s/>--&gt; STAT列</text:p>
      <text:p text:style-name="Standard"/>
      <text:p text:style-name="Standard">&gt;<text:tab/><text:tab/><text:tab/><text:tab/>S 等待态</text:p>
      <text:p text:style-name="Standard">&gt;R 执行态</text:p>
      <text:p text:style-name="Standard">&gt;Z 僵尸</text:p>
      <text:p text:style-name="Standard"/>
      <text:p text:style-name="Standard">&gt;<text:tab/><text:tab/><text:tab/><text:tab/>`+` 前台进程</text:p>
      <text:p text:style-name="Standard">&gt;l <text:s text:c="2"/>有多线程的</text:p>
      <text:p text:style-name="Standard"/>
      <text:p text:style-name="Standard">* 进程的运行特征</text:p>
      <text:p text:style-name="Standard"><text:tab/>【1】 多进程可以更充分使用计算机多核资源</text:p>
      <text:p text:style-name="Standard"><text:tab/>【2】 进程之间的运行互不影响，各自独立</text:p>
      <text:p text:style-name="Standard"><text:tab/>【3】 每个进程拥有独立的空间，各自使用自己空间资源</text:p>
      <text:p text:style-name="Standard"/>
      <text:p text:style-name="Standard">&gt;面试要求</text:p>
      <text:p text:style-name="Standard">&gt;&gt;1. 什么是进程，进程和程序有什么区别</text:p>
      <text:p text:style-name="Standard">&gt;&gt;2. 进程有哪些状态，状态之间如何转化</text:p>
      <text:p text:style-name="Standard"/>
      <text:p text:style-name="Standard"/>
      <text:p text:style-name="Standard">## 基于fork的多进程编程</text:p>
      <text:p text:style-name="Standard"/>
      <text:p text:style-name="Standard">### fork使用</text:p>
      <text:p text:style-name="Standard"/>
      <text:p text:style-name="Standard">***代码示例：day7/fork.py***</text:p>
      <text:p text:style-name="Standard">***代码示例：day7/fork1.py***</text:p>
      <text:p text:style-name="Standard"/>
      <text:p text:style-name="Standard">&gt; pid = os.fork()</text:p>
      <text:p text:style-name="Standard"><text:tab/><text:tab/>功能： 创建新的进程</text:p>
      <text:p text:style-name="Standard"><text:tab/><text:tab/>返回值：整数，如果创建进程失败返回一个负数，如果成功则在原有进程中返回新进程的PID，在新进程中返回0</text:p>
      <text:p text:style-name="Standard"/>
      <text:p text:style-name="Standard">&gt;注意</text:p>
      <text:p text:style-name="Standard">&gt;&gt;* 子进程会复制父进程全部内存空间，从fork下一句开始执行。</text:p>
      <text:p text:style-name="Standard">&gt;&gt;* 父子进程各自独立运行，运行顺序不一定。</text:p>
      <text:p text:style-name="Standard">&gt;&gt;* 利用父子进程fork返回值的区别，配合if结构让父子进程执行不同的内容几乎是固定搭配。</text:p>
      <text:p text:style-name="Standard">&gt;&gt;* 父子进程有各自特有特征比如PID PCB 命令集等。</text:p>
      <text:p text:style-name="Standard">&gt;&gt;* 父进程fork之前开辟的空间子进程同样拥有，父子进程对各自空间的操作不会相互影响。</text:p>
      <text:p text:style-name="Standard"><text:soft-page-break/></text:p>
      <text:p text:style-name="Standard">### 进程相关函数</text:p>
      <text:p text:style-name="Standard"/>
      <text:p text:style-name="Standard">***代码示例：day7/get_pid.py***</text:p>
      <text:p text:style-name="Standard">***代码示例：day7/exit.py***</text:p>
      <text:p text:style-name="Standard"/>
      <text:p text:style-name="Standard">&gt;os.getpid()</text:p>
      <text:p text:style-name="Standard"><text:tab/><text:tab/><text:tab/>功能： 获取一个进程的PID值</text:p>
      <text:p text:style-name="Standard"><text:tab/><text:tab/><text:tab/>返回值： 返回当前进程的PID </text:p>
      <text:p text:style-name="Standard"/>
      <text:p text:style-name="Standard">&gt;os.getppid()</text:p>
      <text:p text:style-name="Standard"><text:tab/><text:tab/><text:tab/>功能： 获取父进程的PID号</text:p>
      <text:p text:style-name="Standard"><text:tab/><text:tab/><text:tab/>返回值： 返回父进程PID</text:p>
      <text:p text:style-name="Standard"/>
      <text:p text:style-name="Standard">&gt;os._exit(status)</text:p>
      <text:p text:style-name="Standard"><text:tab/><text:tab/><text:tab/>功能: 结束一个进程</text:p>
      <text:p text:style-name="Standard"><text:tab/><text:tab/><text:tab/>参数：进程的终止状态</text:p>
      <text:p text:style-name="Standard"/>
      <text:p text:style-name="Standard">&gt;sys.exit([status])</text:p>
      <text:p text:style-name="Standard"><text:tab/><text:tab/><text:tab/>功能：退出进程</text:p>
      <text:p text:style-name="Standard"><text:tab/><text:tab/><text:tab/>参数：整数 表示退出状态</text:p>
      <text:p text:style-name="Standard"><text:tab/><text:tab/><text:tab/><text:tab/><text:tab/><text:tab/>字符串 表示退出时打印内容</text:p>
      <text:p text:style-name="Standard"/>
      <text:p text:style-name="Standard">### 孤儿和僵尸</text:p>
      <text:p text:style-name="Standard"/>
      <text:p text:style-name="Standard">1. 孤儿进程 ： 父进程先于子进程退出，此时子进程成为孤儿进程。</text:p>
      <text:p text:style-name="Standard"/>
      <text:p text:style-name="Standard">&gt;特点： 孤儿进程会被系统进程收养，此时系统进程就会成为孤儿进程新的父进程，孤儿进程退出该进程会自动处理。</text:p>
      <text:p text:style-name="Standard"/>
      <text:p text:style-name="Standard">2. 僵尸进程 ： 子进程先于父进程退出，父进程又没有处理子进程的退出状态，此时子进程就会称为僵尸进程。</text:p>
      <text:p text:style-name="Standard"/>
      <text:p text:style-name="Standard">&gt;特点： 僵尸进程虽然结束，但是会存留部分PCB在内存中，大量的僵尸进程会浪费系统的内存资源。</text:p>
      <text:p text:style-name="Standard"/>
      <text:p text:style-name="Standard">3. 如何避免僵尸进程产生</text:p>
      <text:p text:style-name="Standard"/>
      <text:p text:style-name="Standard"/>
      <text:p text:style-name="Standard"><text:s text:c="2"/>* 使用wait函数处理子进程退出</text:p>
      <text:p text:style-name="Standard"/>
      <text:p text:style-name="Standard"><text:s text:c="2"/>***代码示例：day7/wait.py***</text:p>
      <text:p text:style-name="Standard"/>
      <text:p text:style-name="Standard"><text:tab/><text:tab/>```<text:tab/><text:tab/></text:p>
      <text:p text:style-name="Standard"><text:tab/><text:tab/>pid,status = os.wait()</text:p>
      <text:p text:style-name="Standard"><text:tab/><text:tab/>功能：在父进程中阻塞等待处理子进程退出</text:p>
      <text:p text:style-name="Standard"><text:tab/><text:tab/>返回值： pid <text:s/>退出的子进程的PID</text:p>
      <text:p text:style-name="Standard"><text:tab/><text:tab/><text:tab/>status <text:s/>子进程退出状态</text:p>
      <text:p text:style-name="Standard"><text:tab/><text:tab/></text:p>
      <text:p text:style-name="Standard"><text:tab/><text:tab/>```</text:p>
      <text:p text:style-name="Standard"><text:soft-page-break/></text:p>
      <text:p text:style-name="Standard"/>
      <text:p text:style-name="Standard"><text:s text:c="3"/>* 创建二级子进程处理僵尸</text:p>
      <text:p text:style-name="Standard"/>
      <text:p text:style-name="Standard"><text:tab/><text:tab/>***代码示例：day7/child.py***</text:p>
      <text:p text:style-name="Standard"/>
      <text:p text:style-name="Standard"><text:tab/>【1】 父进程创建子进程，等待回收子进程</text:p>
      <text:p text:style-name="Standard"><text:tab/>【2】 子进程创建二级子进程然后退出</text:p>
      <text:p text:style-name="Standard"><text:tab/>【3】 二级子进程称为孤儿，和原来父进程一同执行事件</text:p>
      <text:p text:style-name="Standard"/>
      <text:p text:style-name="Standard"/>
      <text:p text:style-name="Standard"><text:s text:c="2"/>* 通过信号处理子进程退出</text:p>
      <text:p text:style-name="Standard"><text:tab/><text:tab/><text:tab/><text:tab/></text:p>
      <text:p text:style-name="Standard"><text:tab/>&gt;原理： 子进程退出时会发送信号给父进程，如果父进程忽略子进程信号，则系统就会自动处理子进程退出。</text:p>
      <text:p text:style-name="Standard"/>
      <text:p text:style-name="Standard"><text:tab/>&gt;方法： 使用signal模块在父进程创建子进程前写如下语句 ：</text:p>
      <text:p text:style-name="Standard"><text:tab/>```python</text:p>
      <text:p text:style-name="Standard"><text:tab/>import signal</text:p>
      <text:p text:style-name="Standard"><text:tab/>signal.signal(signal.SIGCHLD,signal.SIG_IGN)</text:p>
      <text:p text:style-name="Standard"><text:tab/>```</text:p>
      <text:p text:style-name="Standard"/>
      <text:p text:style-name="Standard"><text:tab/>&gt;特点 ： 非阻塞，不会影响父进程运行。可以处理所有子进程退出</text:p>
      <text:p text:style-name="Standard"/>
      <text:p text:style-name="Standard"/>
      <text:p text:style-name="Standard">### 群聊聊天室 </text:p>
      <text:p text:style-name="Standard"/>
      <text:p text:style-name="Standard">&gt;功能 ： 类似qq群功能</text:p>
      <text:p text:style-name="Standard"><text:tab/>【1】 有人进入聊天室需要输入姓名，姓名不能重复</text:p>
      <text:p text:style-name="Standard"><text:tab/>【2】 有人进入聊天室时，其他人会收到通知：xxx 进入了聊天室</text:p>
      <text:p text:style-name="Standard"><text:tab/>【3】 一个人发消息，其他人会收到：xxx ： xxxxxxxxxxx</text:p>
      <text:p text:style-name="Standard"><text:tab/>【4】 有人退出聊天室，则其他人也会收到通知:xxx退出了聊天室</text:p>
      <text:p text:style-name="Standard"><text:tab/>【5】 扩展功能：服务器可以向所有用户发送公告:管理员消息： xxxxxxxxx</text:p>
      <text:p text:style-name="Standard"/>
      <text:p text:style-name="Standard"/>
      <text:p text:style-name="Standard">## <text:s/>multiprocessing 模块创建进程</text:p>
      <text:p text:style-name="Standard"/>
      <text:p text:style-name="Standard">### 进程创建方法</text:p>
      <text:p text:style-name="Standard"/>
      <text:p text:style-name="Standard">***代码示例：day8/process1.py***</text:p>
      <text:p text:style-name="Standard">***代码示例：day8/process2.py***</text:p>
      <text:p text:style-name="Standard">***代码示例：day8/process3.py***</text:p>
      <text:p text:style-name="Standard"/>
      <text:p text:style-name="Standard">1. <text:s/>流程特点 </text:p>
      <text:p text:style-name="Standard">【1】 将需要子进程执行的事件封装为函数</text:p>
      <text:p text:style-name="Standard">【2】 通过模块的Process类创建进程对象，关联函数</text:p>
      <text:p text:style-name="Standard">【3】 可以通过进程对象设置进程信息及属性</text:p>
      <text:p text:style-name="Standard">【4】 通过进程对象调用start启动进程</text:p>
      <text:p text:style-name="Standard">【5】 通过进程对象调用join回收进程</text:p>
      <text:p text:style-name="Standard"><text:soft-page-break/><text:tab/></text:p>
      <text:p text:style-name="Standard">2. 基本接口使用</text:p>
      <text:p text:style-name="Standard"/>
      <text:p text:style-name="Standard">```python</text:p>
      <text:p text:style-name="Standard">Process()</text:p>
      <text:p text:style-name="Standard">功能 ： 创建进程对象</text:p>
      <text:p text:style-name="Standard">参数 ： target 绑定要执行的目标函数 </text:p>
      <text:p text:style-name="Standard"><text:tab/>args 元组，用于给target函数位置传参</text:p>
      <text:p text:style-name="Standard"><text:tab/>kwargs 字典，给target函数键值传参</text:p>
      <text:p text:style-name="Standard">```</text:p>
      <text:p text:style-name="Standard"/>
      <text:p text:style-name="Standard">```python</text:p>
      <text:p text:style-name="Standard">p.start()</text:p>
      <text:p text:style-name="Standard">功能 ： 启动进程</text:p>
      <text:p text:style-name="Standard">```</text:p>
      <text:p text:style-name="Standard">&gt;注意:启动进程此时target绑定函数开始执行，该函数作为子进程执行内容，此时进程真正被创建</text:p>
      <text:p text:style-name="Standard"/>
      <text:p text:style-name="Standard">```python</text:p>
      <text:p text:style-name="Standard">p.join([timeout])</text:p>
      <text:p text:style-name="Standard">功能：阻塞等待回收进程</text:p>
      <text:p text:style-name="Standard">参数：超时时间</text:p>
      <text:p text:style-name="Standard">```</text:p>
      <text:p text:style-name="Standard">&gt;注意</text:p>
      <text:p text:style-name="Standard">&gt;&gt;* 使用multiprocessing创建进程同样是子进程复制父进程空间代码段，父子进程运行互不影响。</text:p>
      <text:p text:style-name="Standard">&gt;&gt;* 子进程只运行target绑定的函数部分，其余内容均是父进程执行内容。</text:p>
      <text:p text:style-name="Standard">&gt;&gt;* multiprocessing中父进程往往只用来创建子进程回收子进程，具体事件由子进程完成。</text:p>
      <text:p text:style-name="Standard">&gt;&gt;* multiprocessing创建的子进程中无法使用标准输入</text:p>
      <text:p text:style-name="Standard"/>
      <text:p text:style-name="Standard">3. 进程对象属性</text:p>
      <text:p text:style-name="Standard"/>
      <text:p text:style-name="Standard">***代码示例：day8/process_attr.py***</text:p>
      <text:p text:style-name="Standard"/>
      <text:p text:style-name="Standard">&gt;p.name <text:s/>进程名称</text:p>
      <text:p text:style-name="Standard"/>
      <text:p text:style-name="Standard">&gt;p.pid <text:s text:c="2"/>对应子进程的PID号</text:p>
      <text:p text:style-name="Standard"/>
      <text:p text:style-name="Standard">&gt;p.is_alive() 查看子进程是否在生命周期</text:p>
      <text:p text:style-name="Standard"/>
      <text:p text:style-name="Standard">&gt;p.daemon <text:s/>设置父子进程的退出关系 <text:s/></text:p>
      <text:p text:style-name="Standard">&gt;&gt;* 如果设置为True则子进程会随父进程的退出而结束</text:p>
      <text:p text:style-name="Standard">&gt;&gt;* 要求必须在start()前设置</text:p>
      <text:p text:style-name="Standard">&gt;&gt;* 如果daemon设置成True 通常就不会使用 join()</text:p>
      <text:p text:style-name="Standard"/>
      <text:p text:style-name="Standard">### 自定义进程类</text:p>
      <text:p text:style-name="Standard"/>
      <text:p text:style-name="Standard">***代码示例：day8/myProcess.py***</text:p>
      <text:p text:style-name="Standard"/>
      <text:p text:style-name="Standard">1. 创建步骤</text:p>
      <text:p text:style-name="Standard">【1】 继承Process类</text:p>
      <text:p text:style-name="Standard"><text:soft-page-break/>【2】 重写`__init__`方法添加自己的属性，使用super()加载父类属性</text:p>
      <text:p text:style-name="Standard">【3】 重写run()方法</text:p>
      <text:p text:style-name="Standard"/>
      <text:p text:style-name="Standard">2. 使用方法</text:p>
      <text:p text:style-name="Standard">【1】 实例化对象</text:p>
      <text:p text:style-name="Standard">【2】 调用start自动执行run方法</text:p>
      <text:p text:style-name="Standard">【3】 调用join回收线程</text:p>
      <text:p text:style-name="Standard"/>
      <text:p text:style-name="Standard"/>
      <text:p text:style-name="Standard">### <text:s/>进程池实现</text:p>
      <text:p text:style-name="Standard"/>
      <text:p text:style-name="Standard">***代码示例：day8/pool.py***</text:p>
      <text:p text:style-name="Standard"/>
      <text:p text:style-name="Standard">1. <text:s/>必要性</text:p>
      <text:p text:style-name="Standard"><text:tab/> <text:s/>【1】 进程的创建和销毁过程消耗的资源较多</text:p>
      <text:p text:style-name="Standard"><text:tab/><text:tab/>【2】 当任务量众多，每个任务在很短时间内完成时，需要频繁的创建和销毁进程。此时对计算机压力较大</text:p>
      <text:p text:style-name="Standard"><text:tab/><text:tab/>【3】 进程池技术很好的解决了以上问题。</text:p>
      <text:p text:style-name="Standard"><text:tab/></text:p>
      <text:p text:style-name="Standard">2. <text:s/>原理</text:p>
      <text:p text:style-name="Standard">&gt;创建一定数量的进程来处理事件，事件处理完进<text:tab/>程不退出而是继续处理其他事件，直到所有事件全都处理完毕统一销毁。增加进程的重复利用，降低资源消耗。</text:p>
      <text:p text:style-name="Standard"/>
      <text:p text:style-name="Standard"/>
      <text:p text:style-name="Standard">3. 进程池实现</text:p>
      <text:p text:style-name="Standard"/>
      <text:p text:style-name="Standard">【1】 创建进程池对象，放入适当的进程</text:p>
      <text:p text:style-name="Standard"/>
      <text:p text:style-name="Standard">```python<text:tab/> <text:s/></text:p>
      <text:p text:style-name="Standard">from multiprocessing import Pool</text:p>
      <text:p text:style-name="Standard"/>
      <text:p text:style-name="Standard">Pool(processes)</text:p>
      <text:p text:style-name="Standard">功能： 创建进程池对象</text:p>
      <text:p text:style-name="Standard">参数： 指定进程数量，默认根据系统自动判定</text:p>
      <text:p text:style-name="Standard">```</text:p>
      <text:p text:style-name="Standard"/>
      <text:p text:style-name="Standard">【2】 将事件加入进程池队列执行</text:p>
      <text:p text:style-name="Standard"/>
      <text:p text:style-name="Standard">```python</text:p>
      <text:p text:style-name="Standard">pool.apply_async(func,args,kwds)</text:p>
      <text:p text:style-name="Standard">功能: 使用进程池执行 func事件</text:p>
      <text:p text:style-name="Standard">参数： func 事件函数</text:p>
      <text:p text:style-name="Standard"><text:s text:c="6"/>args 元组 <text:s/>给func按位置传参</text:p>
      <text:p text:style-name="Standard"><text:s text:c="6"/>kwds 字典 <text:s/>给func按照键值传参</text:p>
      <text:p text:style-name="Standard">返回值： 返回函数事件对象</text:p>
      <text:p text:style-name="Standard">```</text:p>
      <text:p text:style-name="Standard"/>
      <text:p text:style-name="Standard">【3】 关闭进程池</text:p>
      <text:p text:style-name="Standard"/>
      <text:p text:style-name="Standard"><text:soft-page-break/>```python</text:p>
      <text:p text:style-name="Standard">pool.close()</text:p>
      <text:p text:style-name="Standard">功能： 关闭进程池</text:p>
      <text:p text:style-name="Standard">```</text:p>
      <text:p text:style-name="Standard"/>
      <text:p text:style-name="Standard">【4】 回收进程池中进程</text:p>
      <text:p text:style-name="Standard"/>
      <text:p text:style-name="Standard">```</text:p>
      <text:p text:style-name="Standard">pool.join()</text:p>
      <text:p text:style-name="Standard">功能： 回收进程池中进程</text:p>
      <text:p text:style-name="Standard">```</text:p>
      <text:p text:style-name="Standard"/>
      <text:p text:style-name="Standard"/>
      <text:p text:style-name="Standard">## <text:s/>进程间通信（IPC）</text:p>
      <text:p text:style-name="Standard"/>
      <text:p text:style-name="Standard">1. 必要性： 进程间空间独立，资源不共享，此时在需要进程间数据传输时就需要特定的手段进行数据通信。</text:p>
      <text:p text:style-name="Standard"/>
      <text:p text:style-name="Standard"/>
      <text:p text:style-name="Standard">2. 常用进程间通信方法</text:p>
      <text:p text:style-name="Standard">&gt;管道 <text:s/>消息队列 <text:s/>共享内存 <text:s/>信号 <text:s/>信号量 <text:s/>套接字 </text:p>
      <text:p text:style-name="Standard"/>
      <text:p text:style-name="Standard"/>
      <text:p text:style-name="Standard">### <text:s/>管道通信(Pipe)</text:p>
      <text:p text:style-name="Standard"/>
      <text:p text:style-name="Standard">***代码示例：day9/pipe.py***</text:p>
      <text:p text:style-name="Standard"/>
      <text:p text:style-name="Standard">1. 通信原理</text:p>
      <text:p text:style-name="Standard">&gt;在内存中开辟管道空间，生成管道操作对象，多个进程使用同一个管道对象进行读写即可实现通信</text:p>
      <text:p text:style-name="Standard"/>
      <text:p text:style-name="Standard">2. 实现方法</text:p>
      <text:p text:style-name="Standard"/>
      <text:p text:style-name="Standard">```python</text:p>
      <text:p text:style-name="Standard">from <text:s/>multiprocessing import Pipe</text:p>
      <text:p text:style-name="Standard"/>
      <text:p text:style-name="Standard">fd1,fd2 = Pipe(duplex = True)</text:p>
      <text:p text:style-name="Standard">功能: 创建管道</text:p>
      <text:p text:style-name="Standard">参数：默认表示双向管道</text:p>
      <text:p text:style-name="Standard">如果为False 表示单向管道</text:p>
      <text:p text:style-name="Standard">返回值：表示管道两端的读写对象</text:p>
      <text:p text:style-name="Standard"><text:tab/>如果是双向管道均可读写</text:p>
      <text:p text:style-name="Standard"><text:tab/>如果是单向管道fd1只读 <text:s/>fd2只写</text:p>
      <text:p text:style-name="Standard"/>
      <text:p text:style-name="Standard">fd.recv()</text:p>
      <text:p text:style-name="Standard">功能 ： 从管道获取内容</text:p>
      <text:p text:style-name="Standard">返回值：获取到的数据</text:p>
      <text:p text:style-name="Standard"/>
      <text:p text:style-name="Standard">fd.send(data)</text:p>
      <text:p text:style-name="Standard">功能： 向管道写入内容</text:p>
      <text:p text:style-name="Standard"><text:soft-page-break/>参数： 要写入的数据</text:p>
      <text:p text:style-name="Standard">```</text:p>
      <text:p text:style-name="Standard"/>
      <text:p text:style-name="Standard">### 消息队列</text:p>
      <text:p text:style-name="Standard"/>
      <text:p text:style-name="Standard">***代码示例：day9/queue_0.py***</text:p>
      <text:p text:style-name="Standard"/>
      <text:p text:style-name="Standard">1.通信原理</text:p>
      <text:p text:style-name="Standard">&gt;在内存中建立队列模型，进程通过队列将消息存入，或者从队列取出完成进程间通信。</text:p>
      <text:p text:style-name="Standard"/>
      <text:p text:style-name="Standard">2. 实现方法</text:p>
      <text:p text:style-name="Standard"/>
      <text:p text:style-name="Standard">```python</text:p>
      <text:p text:style-name="Standard">from multiprocessing import Queue</text:p>
      <text:p text:style-name="Standard"/>
      <text:p text:style-name="Standard">q = Queue(maxsize=0)</text:p>
      <text:p text:style-name="Standard">功能: 创建队列对象</text:p>
      <text:p text:style-name="Standard">参数：最多存放消息个数</text:p>
      <text:p text:style-name="Standard">返回值：队列对象</text:p>
      <text:p text:style-name="Standard"/>
      <text:p text:style-name="Standard">q.put(data,[block,timeout])</text:p>
      <text:p text:style-name="Standard">功能：向队列存入消息</text:p>
      <text:p text:style-name="Standard">参数：data <text:s/>要存入的内容</text:p>
      <text:p text:style-name="Standard">block <text:s/>设置是否阻塞 False为非阻塞</text:p>
      <text:p text:style-name="Standard">timeout <text:s/>超时检测</text:p>
      <text:p text:style-name="Standard"/>
      <text:p text:style-name="Standard">q.get([block,timeout])</text:p>
      <text:p text:style-name="Standard">功能：从队列取出消息</text:p>
      <text:p text:style-name="Standard">参数：block <text:s/>设置是否阻塞 False为非阻塞</text:p>
      <text:p text:style-name="Standard">timeout <text:s/>超时检测</text:p>
      <text:p text:style-name="Standard">返回值： 返回获取到的内容</text:p>
      <text:p text:style-name="Standard"/>
      <text:p text:style-name="Standard">q.full() <text:s text:c="2"/>判断队列是否为满</text:p>
      <text:p text:style-name="Standard">q.empty() <text:s/>判断队列是否为空</text:p>
      <text:p text:style-name="Standard">q.qsize() <text:s/>获取队列中消息个数</text:p>
      <text:p text:style-name="Standard">q.close() <text:s/>关闭队列</text:p>
      <text:p text:style-name="Standard">```</text:p>
      <text:p text:style-name="Standard"/>
      <text:p text:style-name="Standard">### 共享内存</text:p>
      <text:p text:style-name="Standard"/>
      <text:p text:style-name="Standard">***代码示例：day9/value.py***</text:p>
      <text:p text:style-name="Standard">***代码示例：day9/array.py***</text:p>
      <text:p text:style-name="Standard"/>
      <text:p text:style-name="Standard">1. 通信原理：在内中开辟一块空间，进程可以写入内容和读取内容完成通信，但是每次写入内容会覆盖之前内容。</text:p>
      <text:p text:style-name="Standard"/>
      <text:p text:style-name="Standard">2. 实现方法</text:p>
      <text:p text:style-name="Standard"/>
      <text:p text:style-name="Standard">![](img/6_ctype.png)</text:p>
      <text:p text:style-name="Standard"><text:soft-page-break/></text:p>
      <text:p text:style-name="Standard">```python</text:p>
      <text:p text:style-name="Standard">from multiprocessing import Value,Array</text:p>
      <text:p text:style-name="Standard"/>
      <text:p text:style-name="Standard">obj = Value(ctype,data)</text:p>
      <text:p text:style-name="Standard">功能 ： 开辟共享内存</text:p>
      <text:p text:style-name="Standard">参数 ： ctype <text:s/>表示共享内存空间类型 'i' <text:s/>'f' <text:s/>'c'</text:p>
      <text:p text:style-name="Standard"><text:s text:c="7"/>data <text:s text:c="2"/>共享内存空间初始数据</text:p>
      <text:p text:style-name="Standard">返回值：共享内存对象</text:p>
      <text:p text:style-name="Standard"/>
      <text:p text:style-name="Standard">obj.value <text:s/>对该属性的修改查看即对共享内存读写</text:p>
      <text:p text:style-name="Standard"/>
      <text:p text:style-name="Standard"/>
      <text:p text:style-name="Standard">obj = Array(ctype,data)</text:p>
      <text:p text:style-name="Standard">功能： 开辟共享内存空间</text:p>
      <text:p text:style-name="Standard">参数： ctype <text:s/>表示共享内存数据类型</text:p>
      <text:p text:style-name="Standard"><text:s text:c="6"/>data <text:s text:c="2"/>整数则表示开辟空间的大小，其他数据类型表示开辟空间存放的初始化数据</text:p>
      <text:p text:style-name="Standard">返回值：共享内存对象</text:p>
      <text:p text:style-name="Standard"/>
      <text:p text:style-name="Standard">Array共享内存读写： 通过遍历obj可以得到每个值，直接可以通过索引序号修改任意值。</text:p>
      <text:p text:style-name="Standard"/>
      <text:p text:style-name="Standard">* 可以使用obj.value直接打印共享内存中的字节串</text:p>
      <text:p text:style-name="Standard">```</text:p>
      <text:p text:style-name="Standard"/>
      <text:p text:style-name="Standard">### 信号量（信号灯集）</text:p>
      <text:p text:style-name="Standard"/>
      <text:p text:style-name="Standard">***代码示例：day9/sem.py***</text:p>
      <text:p text:style-name="Standard"/>
      <text:p text:style-name="Standard">1. 通信原理</text:p>
      <text:p text:style-name="Standard">&gt;给定一个数量对多个进程可见。多个进程都可以操作该数量增减，并根据数量值决定自己的行为。</text:p>
      <text:p text:style-name="Standard"/>
      <text:p text:style-name="Standard">2. 实现方法</text:p>
      <text:p text:style-name="Standard"/>
      <text:p text:style-name="Standard">```python<text:tab/> <text:s/></text:p>
      <text:p text:style-name="Standard">from multiprocessing import Semaphore</text:p>
      <text:p text:style-name="Standard"/>
      <text:p text:style-name="Standard">sem = Semaphore(num)</text:p>
      <text:p text:style-name="Standard">功能 ： 创建信号量对象</text:p>
      <text:p text:style-name="Standard">参数 ： 信号量的初始值</text:p>
      <text:p text:style-name="Standard">返回值 ： 信号量对象</text:p>
      <text:p text:style-name="Standard"/>
      <text:p text:style-name="Standard">sem.acquire() <text:s/>将信号量减1 当信号量为0时阻塞</text:p>
      <text:p text:style-name="Standard">sem.release() <text:s/>将信号量加1</text:p>
      <text:p text:style-name="Standard">sem.get_value() 获取信号量数量</text:p>
      <text:p text:style-name="Standard">```</text:p>
      <text:p text:style-name="Standard"/>
      <text:p text:style-name="Standard">## 线程编程（Thread）</text:p>
      <text:p text:style-name="Standard"/>
      <text:p text:style-name="Standard">### 线程基本概念</text:p>
      <text:p text:style-name="Standard"><text:soft-page-break/></text:p>
      <text:p text:style-name="Standard">1. 什么是线程</text:p>
      <text:p text:style-name="Standard">【1】 线程被称为轻量级的进程</text:p>
      <text:p text:style-name="Standard">【2】 线程也可以使用计算机多核资源，是多任务编程方式</text:p>
      <text:p text:style-name="Standard">【3】 线程是系统分配内核的最小单元</text:p>
      <text:p text:style-name="Standard">【4】 线程可以理解为进程的分支任务</text:p>
      <text:p text:style-name="Standard"><text:tab/></text:p>
      <text:p text:style-name="Standard">2. 线程特征</text:p>
      <text:p text:style-name="Standard">【1】 一个进程中可以包含多个线程</text:p>
      <text:p text:style-name="Standard">【2】 线程也是一个运行行为，消耗计算机资源</text:p>
      <text:p text:style-name="Standard">【3】 一个进程中的所有线程共享这个进程的资源</text:p>
      <text:p text:style-name="Standard">【4】 多个线程之间的运行互不影响各自运行</text:p>
      <text:p text:style-name="Standard">【5】 线程的创建和销毁消耗资源远小于进程</text:p>
      <text:p text:style-name="Standard">【6】 各个线程也有自己的ID等特征</text:p>
      <text:p text:style-name="Standard"/>
      <text:p text:style-name="Standard">### threading模块创建线程</text:p>
      <text:p text:style-name="Standard"/>
      <text:p text:style-name="Standard">***代码示例：day9/thread1.py***</text:p>
      <text:p text:style-name="Standard">***代码示例：day9/thread2.py***</text:p>
      <text:p text:style-name="Standard"/>
      <text:p text:style-name="Standard">【1】 创建线程对象</text:p>
      <text:p text:style-name="Standard"/>
      <text:p text:style-name="Standard">```<text:tab/> <text:s/></text:p>
      <text:p text:style-name="Standard">from threading import Thread </text:p>
      <text:p text:style-name="Standard"/>
      <text:p text:style-name="Standard">t = Thread()</text:p>
      <text:p text:style-name="Standard">功能：创建线程对象</text:p>
      <text:p text:style-name="Standard">参数：target 绑定线程函数</text:p>
      <text:p text:style-name="Standard"><text:s text:c="5"/>args <text:s text:c="2"/>元组 给线程函数位置传参</text:p>
      <text:p text:style-name="Standard"><text:s text:c="5"/>kwargs 字典 给线程函数键值传参</text:p>
      <text:p text:style-name="Standard">```</text:p>
      <text:p text:style-name="Standard"/>
      <text:p text:style-name="Standard">【2】 启动线程</text:p>
      <text:p text:style-name="Standard"/>
      <text:p text:style-name="Standard">```</text:p>
      <text:p text:style-name="Standard"><text:s/>t.start()</text:p>
      <text:p text:style-name="Standard">```</text:p>
      <text:p text:style-name="Standard"/>
      <text:p text:style-name="Standard">【3】 回收线程</text:p>
      <text:p text:style-name="Standard"/>
      <text:p text:style-name="Standard">```</text:p>
      <text:p text:style-name="Standard"><text:s/>t.join([timeout])</text:p>
      <text:p text:style-name="Standard">```</text:p>
      <text:p text:style-name="Standard"/>
      <text:p text:style-name="Standard">### 线程对象属性</text:p>
      <text:p text:style-name="Standard"/>
      <text:p text:style-name="Standard">***代码示例：day9/thread_attr.py***</text:p>
      <text:p text:style-name="Standard"/>
      <text:p text:style-name="Standard">&gt;t.name 线程名称</text:p>
      <text:p text:style-name="Standard"><text:soft-page-break/>&gt;t.setName() <text:s/>设置线程名称</text:p>
      <text:p text:style-name="Standard">&gt;t.getName() <text:s/>获取线程名称</text:p>
      <text:p text:style-name="Standard"/>
      <text:p text:style-name="Standard">&gt;t.is_alive() <text:s/>查看线程是否在生命周期</text:p>
      <text:p text:style-name="Standard"/>
      <text:p text:style-name="Standard">&gt;t.daemon <text:s/>设置主线程和分支线程的退出关系</text:p>
      <text:p text:style-name="Standard">&gt;t.setDaemon() <text:s/>设置daemon属性值</text:p>
      <text:p text:style-name="Standard">&gt;t.isDaemon() <text:s/>查看daemon属性值</text:p>
      <text:p text:style-name="Standard">&gt;</text:p>
      <text:p text:style-name="Standard">&gt;&gt;daemon为True时主线程退出分支线程也退出。要在start前设置，通常不和join一起使用。</text:p>
      <text:p text:style-name="Standard"/>
      <text:p text:style-name="Standard"/>
      <text:p text:style-name="Standard">### 自定义线程类</text:p>
      <text:p text:style-name="Standard"/>
      <text:p text:style-name="Standard">***代码示例：day9/myThread.py***</text:p>
      <text:p text:style-name="Standard"/>
      <text:p text:style-name="Standard">1. 创建步骤</text:p>
      <text:p text:style-name="Standard">【1】 继承Thread类</text:p>
      <text:p text:style-name="Standard">【2】 重写`__init__`方法添加自己的属性，使用super()加载父类属性</text:p>
      <text:p text:style-name="Standard">【3】 重写run()方法</text:p>
      <text:p text:style-name="Standard"/>
      <text:p text:style-name="Standard">2. 使用方法</text:p>
      <text:p text:style-name="Standard">【1】 实例化对象</text:p>
      <text:p text:style-name="Standard">【2】 调用start自动执行run方法</text:p>
      <text:p text:style-name="Standard">【3】 调用join回收线程</text:p>
      <text:p text:style-name="Standard"/>
      <text:p text:style-name="Standard"/>
      <text:p text:style-name="Standard">## 同步互斥</text:p>
      <text:p text:style-name="Standard"/>
      <text:p text:style-name="Standard">### 线程间通信方法</text:p>
      <text:p text:style-name="Standard"/>
      <text:p text:style-name="Standard">1. 通信方法</text:p>
      <text:p text:style-name="Standard">&gt;线程间使用全局变量进行通信</text:p>
      <text:p text:style-name="Standard"/>
      <text:p text:style-name="Standard"/>
      <text:p text:style-name="Standard">2. 共享资源争夺</text:p>
      <text:p text:style-name="Standard"/>
      <text:p text:style-name="Standard">* 共享资源：多个进程或者线程都可以操作的资源称为共享资源。对共享资源的操作代码段称为临界区。</text:p>
      <text:p text:style-name="Standard"/>
      <text:p text:style-name="Standard">* 影响 ： 对共享资源的无序操作可能会带来数据的混乱，或者操作错误。此时往往需要同步互斥机制协调操作顺序。</text:p>
      <text:p text:style-name="Standard"><text:tab/></text:p>
      <text:p text:style-name="Standard">3. 同步互斥机制</text:p>
      <text:p text:style-name="Standard"/>
      <text:p text:style-name="Standard">&gt;同步 ： 同步是一种协作关系，为完成操作，多进程或者线程间形成一种协调，按照必要的步骤有序执行操作。</text:p>
      <text:p text:style-name="Standard"/>
      <text:p text:style-name="Standard">![](img/7_同步.png)</text:p>
      <text:p text:style-name="Standard"/>
      <text:p text:style-name="Standard"><text:soft-page-break/>&gt;互斥 ： 互斥是一种制约关系，当一个进程或者线程占有资源时会进行加锁处理，此时其他进程线程就无法操作该资源，直到解锁后才能操作。</text:p>
      <text:p text:style-name="Standard"/>
      <text:p text:style-name="Standard"/>
      <text:p text:style-name="Standard">![](img/7_互斥.png)</text:p>
      <text:p text:style-name="Standard"/>
      <text:p text:style-name="Standard">### 线程同步互斥方法</text:p>
      <text:p text:style-name="Standard"/>
      <text:p text:style-name="Standard">#### 线程Event</text:p>
      <text:p text:style-name="Standard"/>
      <text:p text:style-name="Standard">***代码示例：day10/thread_event.py***</text:p>
      <text:p text:style-name="Standard"/>
      <text:p text:style-name="Standard">```python<text:tab/><text:tab/> <text:s/></text:p>
      <text:p text:style-name="Standard">from threading import Event</text:p>
      <text:p text:style-name="Standard"/>
      <text:p text:style-name="Standard">e = Event() <text:s/>创建线程event对象</text:p>
      <text:p text:style-name="Standard"/>
      <text:p text:style-name="Standard">e.wait([timeout]) <text:s/>阻塞等待e被set</text:p>
      <text:p text:style-name="Standard"/>
      <text:p text:style-name="Standard">e.set() <text:s/>设置e，使wait结束阻塞</text:p>
      <text:p text:style-name="Standard"/>
      <text:p text:style-name="Standard">e.clear() 使e回到未被设置状态</text:p>
      <text:p text:style-name="Standard"/>
      <text:p text:style-name="Standard">e.is_set() <text:s/>查看当前e是否被设置</text:p>
      <text:p text:style-name="Standard">```</text:p>
      <text:p text:style-name="Standard"/>
      <text:p text:style-name="Standard">#### 线程锁 Lock</text:p>
      <text:p text:style-name="Standard"/>
      <text:p text:style-name="Standard">***代码示例：day10/thread_event.py***</text:p>
      <text:p text:style-name="Standard"/>
      <text:p text:style-name="Standard">```python</text:p>
      <text:p text:style-name="Standard">from <text:s/>threading import Lock</text:p>
      <text:p text:style-name="Standard"/>
      <text:p text:style-name="Standard">lock = Lock() <text:s/>创建锁对象</text:p>
      <text:p text:style-name="Standard">lock.acquire() 上锁 <text:s/>如果lock已经上锁再调用会阻塞</text:p>
      <text:p text:style-name="Standard">lock.release() 解锁</text:p>
      <text:p text:style-name="Standard"/>
      <text:p text:style-name="Standard">with <text:s/>lock: <text:s/>上锁</text:p>
      <text:p text:style-name="Standard">...</text:p>
      <text:p text:style-name="Standard">...</text:p>
      <text:p text:style-name="Standard"><text:tab/> with代码块结束自动解锁</text:p>
      <text:p text:style-name="Standard">```</text:p>
      <text:p text:style-name="Standard"/>
      <text:p text:style-name="Standard">### 死锁及其处理</text:p>
      <text:p text:style-name="Standard"/>
      <text:p text:style-name="Standard">1. 定义</text:p>
      <text:p text:style-name="Standard">&gt;死锁是指两个或两个以上的线程在执行过程中，由于竞争资源或者由于彼此通信而造成的一种阻塞的现象，若无外力作用，它们都将无法推进下去。此时称系统处于死锁状态或系统产生了死锁。</text:p>
      <text:p text:style-name="Standard"/>
      <text:p text:style-name="Standard"><text:soft-page-break/>![](img/死锁.jpg)</text:p>
      <text:p text:style-name="Standard"/>
      <text:p text:style-name="Standard">2. 死锁产生条件</text:p>
      <text:p text:style-name="Standard"/>
      <text:p text:style-name="Standard">***代码示例: day10/dead_lock.py***</text:p>
      <text:p text:style-name="Standard"/>
      <text:p text:style-name="Standard">&gt;死锁发生的必要条件</text:p>
      <text:p text:style-name="Standard">&gt;&gt;* 互斥条件：指线程对所分配到的资源进行排它性使用，即在一段时间内某资源只由一个进程占用。如果此时还有其它进程请求资源，则请求者只能等待，直至占有资源的进程用毕释放。</text:p>
      <text:p text:style-name="Standard">&gt;&gt;* 请求和保持条件：指线程已经保持至少一个资源，但又提出了新的资源请求，而该资源已被其它进程占有，此时请求线程阻塞，但又对自己已获得的其它资源保持不放。</text:p>
      <text:p text:style-name="Standard">&gt;&gt;* 不剥夺条件：指线程已获得的资源，在未使用完之前，不能被剥夺，只能在使用完时由自己释放,通常CPU内存资源是可以被系统强行调配剥夺的。</text:p>
      <text:p text:style-name="Standard">&gt;&gt;* 环路等待条件：指在发生死锁时，必然存在一个线程——资源的环形链，即进程集合{T0，T1，T2，···，Tn}中的T0正在等待一个T1占用的资源；T1正在等待T2占用的资源，……，Tn正在等待已被T0占用的资源。</text:p>
      <text:p text:style-name="Standard"/>
      <text:p text:style-name="Standard">&gt;死锁的产生原因</text:p>
      <text:p text:style-name="Standard">&gt;&gt;简单来说造成死锁的原因可以概括成三句话：</text:p>
      <text:p text:style-name="Standard">&gt;&gt;* 当前线程拥有其他线程需要的资源</text:p>
      <text:p text:style-name="Standard">&gt;&gt;* 当前线程等待其他线程已拥有的资源</text:p>
      <text:p text:style-name="Standard">&gt;&gt;* 都不放弃自己拥有的资源</text:p>
      <text:p text:style-name="Standard"/>
      <text:p text:style-name="Standard"/>
      <text:p text:style-name="Standard">3. 如何避免死锁</text:p>
      <text:p text:style-name="Standard"/>
      <text:p text:style-name="Standard">死锁是我们非常不愿意看到的一种现象，我们要尽可能避免死锁的情况发生。通过设置某些限制条件，去破坏产生死锁的四个必要条件中的一个或者几个，来预防发生死锁。预防死锁是一种较易实现的方法。但是由于所施加的限制条件往往太严格，可能会导致系统资源利用率。</text:p>
      <text:p text:style-name="Standard"/>
      <text:p text:style-name="Standard"/>
      <text:p text:style-name="Standard"/>
      <text:p text:style-name="Standard">## python线程GIL</text:p>
      <text:p text:style-name="Standard"/>
      <text:p text:style-name="Standard">1. python线程的GIL问题 （全局解释器锁）</text:p>
      <text:p text:style-name="Standard"/>
      <text:p text:style-name="Standard">&gt;什么是GIL ：由于python解释器设计中加入了解释器锁，导致python解释器同一时刻只能解释执行一个线程，大大降低了线程的执行效率。</text:p>
      <text:p text:style-name="Standard"/>
      <text:p text:style-name="Standard">&gt;导致后果： 因为遇到阻塞时线程会主动让出解释器，去解释其他线程。所以python多线程在执行多阻塞高延迟IO时可以提升程序效率，其他情况并不能对效率有所提升。</text:p>
      <text:p text:style-name="Standard"/>
      <text:p text:style-name="Standard">&gt;GIL问题建议</text:p>
      <text:p text:style-name="Standard">&gt;* 尽量使用进程完成无阻塞的并发行为</text:p>
      <text:p text:style-name="Standard">&gt;* 不使用c作为解释器 （Java <text:s/>C#）</text:p>
      <text:p text:style-name="Standard"/>
      <text:p text:style-name="Standard">2. 结论 ： 在无阻塞状态下，多线程程序和单线程程序执行效率几乎差不多，甚至还不如单线程效率。但是多进程运行相同内容却可以有明显的效率提升。</text:p>
      <text:p text:style-name="Standard"><text:soft-page-break/></text:p>
      <text:p text:style-name="Standard">## 进程线程的区别联系</text:p>
      <text:p text:style-name="Standard"/>
      <text:p text:style-name="Standard">### 区别联系</text:p>
      <text:p text:style-name="Standard">1. 两者都是多任务编程方式，都能使用计算机多核资源</text:p>
      <text:p text:style-name="Standard">2. 进程的创建删除消耗的计算机资源比线程多</text:p>
      <text:p text:style-name="Standard">3. 进程空间独立，数据互不干扰，有专门通信方法；线程使用全局变量通信</text:p>
      <text:p text:style-name="Standard">4. 一个进程可以有多个分支线程，两者有包含关系</text:p>
      <text:p text:style-name="Standard">5. 多个线程共享进程资源，在共享资源操作时往往需要同步互斥处理</text:p>
      <text:p text:style-name="Standard">6. 进程线程在系统中都有自己的特有属性标志，如ID,代码段，命令集等。</text:p>
      <text:p text:style-name="Standard"/>
      <text:p text:style-name="Standard">### 使用场景</text:p>
      <text:p text:style-name="Standard"/>
      <text:p text:style-name="Standard">1. 任务场景：如果是相对独立的任务模块，可能使用多进程，如果是多个分支共同形成一个整体任务可能用多线程</text:p>
      <text:p text:style-name="Standard"/>
      <text:p text:style-name="Standard">2. 项目结构：多种编程语言实现不同任务模块，可能是多进程，或者前后端分离应该各自为一个进程。</text:p>
      <text:p text:style-name="Standard"/>
      <text:p text:style-name="Standard">3. 难易程度：通信难度，数据处理的复杂度来判断用进程间通信还是同步互斥方法。</text:p>
      <text:p text:style-name="Standard"/>
      <text:p text:style-name="Standard"/>
      <text:p text:style-name="Standard">### 要求</text:p>
      <text:p text:style-name="Standard">1. 对进程线程怎么理解/说说进程线程的差异</text:p>
      <text:p text:style-name="Standard">2. 进程间通信知道哪些，有什么特点</text:p>
      <text:p text:style-name="Standard">3. 什么是同步互斥，你什么情况下使用，怎么用</text:p>
      <text:p text:style-name="Standard">4. 给一个情形，说说用进程还是线程，为什么</text:p>
      <text:p text:style-name="Standard">5. 问一些概念，僵尸进程的处理，GIL问题，进程状态</text:p>
      <text:p text:style-name="Standard"/>
      <text:p text:style-name="Standard"/>
      <text:p text:style-name="Standard">## 并发网络通信模型</text:p>
      <text:p text:style-name="Standard"/>
      <text:p text:style-name="Standard">### 常见网络模型</text:p>
      <text:p text:style-name="Standard"/>
      <text:p text:style-name="Standard">1. 循环服务器模型 ：循环接收客户端请求，处理请求。同一时刻只能处理一个请求，处理完毕后再处理下一个。</text:p>
      <text:p text:style-name="Standard"/>
      <text:p text:style-name="Standard"><text:s text:c="2"/>&gt;优点：实现简单，占用资源少</text:p>
      <text:p text:style-name="Standard"><text:s text:c="2"/>&gt;缺点：无法同时处理多个客户端请求</text:p>
      <text:p text:style-name="Standard"/>
      <text:p text:style-name="Standard"><text:s text:c="2"/>&gt;适用情况：处理的任务可以很快完成，客户端无需长期占用服务端程序。udp比tcp更适合循环。</text:p>
      <text:p text:style-name="Standard"/>
      <text:p text:style-name="Standard">2. 多进程/线程网络并发模型：每当一个客户端连接服务器，就创建一个新的进程/线程为该客户端服务，客户端退出时再销毁该进程/线程。</text:p>
      <text:p text:style-name="Standard"/>
      <text:p text:style-name="Standard"><text:s text:c="2"/>&gt; 优点：能同时满足多个客户端长期占有服务端需求，可以处理各种请求。</text:p>
      <text:p text:style-name="Standard"><text:s text:c="2"/>&gt; 缺点： 资源消耗较大</text:p>
      <text:p text:style-name="Standard"/>
      <text:p text:style-name="Standard"><text:s text:c="2"/>&gt; 适用情况：客户端同时连接量较少，需要处理行为较复杂情况。</text:p>
      <text:p text:style-name="Standard"><text:soft-page-break/></text:p>
      <text:p text:style-name="Standard">3. IO并发模型：利用IO多路复用,异步IO等技术，同时处理多个客户端IO请求。</text:p>
      <text:p text:style-name="Standard"/>
      <text:p text:style-name="Standard"><text:tab/>&gt;优点 ： 资源消耗少，能同时高效处理多个IO行为</text:p>
      <text:p text:style-name="Standard"><text:tab/>&gt;缺点 ： 只能处理并发产生的IO事件，无法处理cpu计算</text:p>
      <text:p text:style-name="Standard"/>
      <text:p text:style-name="Standard"><text:tab/>&gt;适用情况：HTTP请求，网络传输等都是IO行为。</text:p>
      <text:p text:style-name="Standard"/>
      <text:p text:style-name="Standard"/>
      <text:p text:style-name="Standard">### 基于fork的多进程网络并发模型</text:p>
      <text:p text:style-name="Standard"/>
      <text:p text:style-name="Standard">***代码实现: day10/fork_server.py***</text:p>
      <text:p text:style-name="Standard"/>
      <text:p text:style-name="Standard">#### 实现步骤</text:p>
      <text:p text:style-name="Standard"/>
      <text:p text:style-name="Standard">1. 创建监听套接字</text:p>
      <text:p text:style-name="Standard">2. 等待接收客户端请求</text:p>
      <text:p text:style-name="Standard">3. 客户端连接创建新的进程处理客户端请求</text:p>
      <text:p text:style-name="Standard">4. 原进程继续等待其他客户端连接</text:p>
      <text:p text:style-name="Standard">5. 如果客户端退出，则销毁对应的进程</text:p>
      <text:p text:style-name="Standard"/>
      <text:p text:style-name="Standard">### 基于threading的多线程网络并发</text:p>
      <text:p text:style-name="Standard"/>
      <text:p text:style-name="Standard">***代码实现: day10/thread_server.py***</text:p>
      <text:p text:style-name="Standard"/>
      <text:p text:style-name="Standard">#### 实现步骤</text:p>
      <text:p text:style-name="Standard"/>
      <text:p text:style-name="Standard">1. 创建监听套接字</text:p>
      <text:p text:style-name="Standard">2. 循环接收客户端连接请求</text:p>
      <text:p text:style-name="Standard">3. 当有新的客户端连接创建线程处理客户端请求</text:p>
      <text:p text:style-name="Standard">4. 主线程继续等待其他客户端连接</text:p>
      <text:p text:style-name="Standard">5. 当客户端退出，则对应分支线程退出</text:p>
      <text:p text:style-name="Standard"/>
      <text:p text:style-name="Standard"/>
      <text:p text:style-name="Standard">### ftp 文件服务器</text:p>
      <text:p text:style-name="Standard"/>
      <text:p text:style-name="Standard">***代码实现: day11/ftp***</text:p>
      <text:p text:style-name="Standard"/>
      <text:p text:style-name="Standard">1. 功能 </text:p>
      <text:p text:style-name="Standard"><text:tab/>【1】 分为服务端和客户端，要求可以有多个客户端同时操作。</text:p>
      <text:p text:style-name="Standard"><text:tab/>【2】 客户端可以查看服务器文件库中有什么文件。</text:p>
      <text:p text:style-name="Standard"><text:tab/>【3】 客户端可以从文件库中下载文件到本地。</text:p>
      <text:p text:style-name="Standard"><text:tab/>【4】 客户端可以上传一个本地文件到文件库。</text:p>
      <text:p text:style-name="Standard"><text:tab/>【5】 使用print在客户端打印命令输入提示，引导操作</text:p>
      <text:p text:style-name="Standard"/>
      <text:p text:style-name="Standard"/>
      <text:p text:style-name="Standard"/>
      <text:p text:style-name="Standard">## IO并发</text:p>
      <text:p text:style-name="Standard"/>
      <text:p text:style-name="Standard"><text:soft-page-break/>### IO 分类</text:p>
      <text:p text:style-name="Standard"/>
      <text:p text:style-name="Standard">&gt;IO分类：阻塞IO ，非阻塞IO，IO多路复用，异步IO等</text:p>
      <text:p text:style-name="Standard"/>
      <text:p text:style-name="Standard"/>
      <text:p text:style-name="Standard">#### 阻塞IO </text:p>
      <text:p text:style-name="Standard"/>
      <text:p text:style-name="Standard">1.定义：在执行IO操作时如果执行条件不满足则阻塞。阻塞IO是IO的默认形态。</text:p>
      <text:p text:style-name="Standard"/>
      <text:p text:style-name="Standard">2.效率：阻塞IO是效率很低的一种IO。但是由于逻辑简单所以是默认IO行为。</text:p>
      <text:p text:style-name="Standard"/>
      <text:p text:style-name="Standard">3.阻塞情况：</text:p>
      <text:p text:style-name="Standard">* 因为某种执行条件没有满足造成的函数阻塞</text:p>
      <text:p text:style-name="Standard">e.g. <text:s/>accept <text:s text:c="2"/>input <text:s text:c="2"/>recv</text:p>
      <text:p text:style-name="Standard"/>
      <text:p text:style-name="Standard">* 处理IO的时间较长产生的阻塞状态</text:p>
      <text:p text:style-name="Standard">e.g. 网络传输，大文件读写</text:p>
      <text:p text:style-name="Standard"><text:tab/><text:tab/><text:tab/></text:p>
      <text:p text:style-name="Standard"/>
      <text:p text:style-name="Standard">####　非阻塞IO</text:p>
      <text:p text:style-name="Standard"/>
      <text:p text:style-name="Standard">***代码实现: day11/block_io***</text:p>
      <text:p text:style-name="Standard"/>
      <text:p text:style-name="Standard">1. 定义 ：通过修改IO属性行为，使原本阻塞的IO变为非阻塞的状态。</text:p>
      <text:p text:style-name="Standard"/>
      <text:p text:style-name="Standard">* 设置套接字为非阻塞IO</text:p>
      <text:p text:style-name="Standard"/>
      <text:p text:style-name="Standard"><text:s/>&gt;sockfd.setblocking(bool)</text:p>
      <text:p text:style-name="Standard"><text:s/>功能：设置套接字为非阻塞IO</text:p>
      <text:p text:style-name="Standard"><text:s/>参数：默认为True，表示套接字IO阻塞；设置为False则套接字IO变为非阻塞</text:p>
      <text:p text:style-name="Standard"/>
      <text:p text:style-name="Standard">* 超时检测 ：设置一个最长阻塞时间，超过该时间后则不再阻塞等待。</text:p>
      <text:p text:style-name="Standard"/>
      <text:p text:style-name="Standard"><text:tab/>&gt;sockfd.settimeout(sec)</text:p>
      <text:p text:style-name="Standard"><text:tab/>功能：设置套接字的超时时间</text:p>
      <text:p text:style-name="Standard"><text:tab/>参数：设置的时间</text:p>
      <text:p text:style-name="Standard"/>
      <text:p text:style-name="Standard">### IO多路复用</text:p>
      <text:p text:style-name="Standard"/>
      <text:p text:style-name="Standard">1. 定义</text:p>
      <text:p text:style-name="Standard">&gt;同时监控多个IO事件，当哪个IO事件准备就绪就执行哪个IO事件。以此形成可以同时处理多个IO的行为，避免一个IO阻塞造成其他IO均无法执行，提高了IO执行效率。</text:p>
      <text:p text:style-name="Standard"/>
      <text:p text:style-name="Standard">2. 具体方案</text:p>
      <text:p text:style-name="Standard"/>
      <text:p text:style-name="Standard">&gt;select方法 ： windows <text:s/>linux <text:s/>unix</text:p>
      <text:p text:style-name="Standard">&gt;poll方法： linux <text:s/>unix</text:p>
      <text:p text:style-name="Standard">&gt;epoll方法： linux</text:p>
      <text:p text:style-name="Standard"/>
      <text:p text:style-name="Standard"><text:soft-page-break/></text:p>
      <text:p text:style-name="Standard">#### select 方法</text:p>
      <text:p text:style-name="Standard"/>
      <text:p text:style-name="Standard">***代码实现: day11/select_server.py***</text:p>
      <text:p text:style-name="Standard"/>
      <text:p text:style-name="Standard">```python</text:p>
      <text:p text:style-name="Standard">rs, ws, xs=select(rlist, wlist, xlist[, timeout])</text:p>
      <text:p text:style-name="Standard">功能: 监控IO事件，阻塞等待IO发生</text:p>
      <text:p text:style-name="Standard">参数：rlist <text:s/>列表 <text:s/>存放关注的等待发生的IO事件</text:p>
      <text:p text:style-name="Standard"><text:s text:c="6"/>wlist <text:s/>列表 <text:s/>存放关注的要主动处理的IO事件</text:p>
      <text:p text:style-name="Standard"><text:s text:c="6"/>xlist <text:s/>列表 <text:s/>存放关注的出现异常要处理的IO</text:p>
      <text:p text:style-name="Standard"><text:s text:c="6"/>timeout <text:s/>超时时间</text:p>
      <text:p text:style-name="Standard"/>
      <text:p text:style-name="Standard">返回值： rs 列表 <text:s/>rlist中准备就绪的IO</text:p>
      <text:p text:style-name="Standard"><text:s text:c="8"/>ws 列表 <text:s/>wlist中准备就绪的IO</text:p>
      <text:p text:style-name="Standard"><text:tab/>xs 列表 <text:s/>xlist中准备就绪的IO</text:p>
      <text:p text:style-name="Standard">```</text:p>
      <text:p text:style-name="Standard"/>
      <text:p text:style-name="Standard">select 实现tcp服务</text:p>
      <text:p text:style-name="Standard"/>
      <text:p text:style-name="Standard"><text:tab/>【1】 将关注的IO放入对应的监控类别列表</text:p>
      <text:p text:style-name="Standard"><text:tab/>【2】通过select函数进行监控</text:p>
      <text:p text:style-name="Standard"><text:tab/>【3】遍历select返回值列表，确定就绪IO事件</text:p>
      <text:p text:style-name="Standard"><text:tab/>【4】处理发生的IO事件</text:p>
      <text:p text:style-name="Standard"/>
      <text:p text:style-name="Standard">&gt;注意</text:p>
      <text:p text:style-name="Standard">&gt;&gt;wlist中如果存在IO事件，则select立即返回给ws</text:p>
      <text:p text:style-name="Standard">&gt;&gt;处理IO过程中不要出现死循环占有服务端的情况</text:p>
      <text:p text:style-name="Standard">&gt;&gt;IO多路复用消耗资源较少，效率较高</text:p>
      <text:p text:style-name="Standard"/>
      <text:p text:style-name="Standard">------------</text:p>
      <text:p text:style-name="Standard">###@@扩展: 位运算</text:p>
      <text:p text:style-name="Standard"/>
      <text:p text:style-name="Standard">定义 ： 将整数转换为二进制，按二进制位进行运算</text:p>
      <text:p text:style-name="Standard"/>
      <text:p text:style-name="Standard">运算符号： </text:p>
      <text:p text:style-name="Standard">&gt;<text:tab/><text:tab/>&amp; <text:s/>按位与</text:p>
      <text:p text:style-name="Standard">&gt;<text:tab/><text:tab/>| <text:s/>按位或</text:p>
      <text:p text:style-name="Standard">&gt;<text:tab/><text:tab/>^ <text:s/>按位异或</text:p>
      <text:p text:style-name="Standard">&gt;<text:tab/><text:tab/>&lt;&lt; 左移</text:p>
      <text:p text:style-name="Standard">&gt;<text:tab/><text:tab/>&gt;&gt; 右移</text:p>
      <text:p text:style-name="Standard"/>
      <text:p text:style-name="Standard">```python</text:p>
      <text:p text:style-name="Standard">e.g. <text:s/>14 --&gt; 01110</text:p>
      <text:p text:style-name="Standard"><text:s text:c="6"/>19 --&gt; 10011</text:p>
      <text:p text:style-name="Standard"/>
      <text:p text:style-name="Standard">14 &amp; 19 = 00010 = 2 <text:s/>一0则0</text:p>
      <text:p text:style-name="Standard">14 | 19 = 11111 = 31 一1则1</text:p>
      <text:p text:style-name="Standard"><text:soft-page-break/>14 ^ 19 = 11101 = 29 相同为0不同为1</text:p>
      <text:p text:style-name="Standard">14 &lt;&lt; 2 = 111000 = 56 向左移动低位补0</text:p>
      <text:p text:style-name="Standard">14 &gt;&gt; 2 = 11 = 3 <text:s/>向右移动去掉低位</text:p>
      <text:p text:style-name="Standard">```</text:p>
      <text:p text:style-name="Standard">----------------</text:p>
      <text:p text:style-name="Standard"/>
      <text:p text:style-name="Standard"/>
      <text:p text:style-name="Standard">#### poll方法</text:p>
      <text:p text:style-name="Standard"/>
      <text:p text:style-name="Standard">***代码实现: day12/poll_server.py***</text:p>
      <text:p text:style-name="Standard"/>
      <text:p text:style-name="Standard">```python</text:p>
      <text:p text:style-name="Standard">p = select.poll()</text:p>
      <text:p text:style-name="Standard">功能 ： 创建poll对象</text:p>
      <text:p text:style-name="Standard">返回值： poll对象</text:p>
      <text:p text:style-name="Standard">```</text:p>
      <text:p text:style-name="Standard"/>
      <text:p text:style-name="Standard"/>
      <text:p text:style-name="Standard">```python<text:tab/></text:p>
      <text:p text:style-name="Standard">p.register(fd,event) <text:s text:c="2"/></text:p>
      <text:p text:style-name="Standard">功能: 注册关注的IO事件</text:p>
      <text:p text:style-name="Standard">参数：fd <text:s/>要关注的IO</text:p>
      <text:p text:style-name="Standard"><text:s text:c="6"/>event <text:s/>要关注的IO事件类型</text:p>
      <text:p text:style-name="Standard"><text:s text:c="2"/><text:tab/> <text:s text:c="4"/>常用类型：POLLIN <text:s/>读IO事件（rlist）</text:p>
      <text:p text:style-name="Standard"><text:tab/><text:tab/> <text:s text:c="5"/>POLLOUT 写IO事件 (wlist)</text:p>
      <text:p text:style-name="Standard"><text:tab/><text:tab/> <text:s text:c="5"/>POLLERR 异常IO <text:s/>（xlist）</text:p>
      <text:p text:style-name="Standard"><text:tab/><text:tab/> <text:s text:c="5"/>POLLHUP 断开连接 </text:p>
      <text:p text:style-name="Standard"><text:tab/><text:tab/> <text:s/>e.g. p.register(sockfd,POLLIN|POLLERR)</text:p>
      <text:p text:style-name="Standard"/>
      <text:p text:style-name="Standard">p.unregister(fd)</text:p>
      <text:p text:style-name="Standard">功能：取消对IO的关注</text:p>
      <text:p text:style-name="Standard">参数：IO对象或者IO对象的fileno</text:p>
      <text:p text:style-name="Standard">```</text:p>
      <text:p text:style-name="Standard"/>
      <text:p text:style-name="Standard">```python</text:p>
      <text:p text:style-name="Standard">events = p.poll()</text:p>
      <text:p text:style-name="Standard">功能： 阻塞等待监控的IO事件发生</text:p>
      <text:p text:style-name="Standard">返回值： 返回发生的IO</text:p>
      <text:p text:style-name="Standard"><text:s text:c="8"/>events格式 <text:s/>[(fileno,event),()....]</text:p>
      <text:p text:style-name="Standard"><text:s text:c="8"/>每个元组为一个就绪IO，元组第一项是该IO的fileno，第二项为该IO就绪的事件类型</text:p>
      <text:p text:style-name="Standard">```</text:p>
      <text:p text:style-name="Standard"/>
      <text:p text:style-name="Standard">poll_server 步骤</text:p>
      <text:p text:style-name="Standard"><text:tab/> <text:s text:c="2"/></text:p>
      <text:p text:style-name="Standard"><text:tab/>【1】 创建套接字</text:p>
      <text:p text:style-name="Standard"><text:tab/>【2】 将套接字register</text:p>
      <text:p text:style-name="Standard"><text:tab/>【3】 创建查找字典，并维护</text:p>
      <text:p text:style-name="Standard"><text:tab/>【4】 循环监控IO发生</text:p>
      <text:p text:style-name="Standard"><text:tab/>【5】 处理发生的IO</text:p>
      <text:p text:style-name="Standard"><text:soft-page-break/></text:p>
      <text:p text:style-name="Standard"/>
      <text:p text:style-name="Standard">#### epoll方法</text:p>
      <text:p text:style-name="Standard"/>
      <text:p text:style-name="Standard">***代码实现: day12/epoll_server.py***</text:p>
      <text:p text:style-name="Standard"/>
      <text:p text:style-name="Standard">1. 使用方法 ： 基本与poll相同（接口封装）</text:p>
      <text:p text:style-name="Standard"/>
      <text:p text:style-name="Standard"><text:tab/> * 生成对象改为 epoll()</text:p>
      <text:p text:style-name="Standard"><text:s text:c="3"/>* 将所有事件类型改为EPOLL类型</text:p>
      <text:p text:style-name="Standard"><text:tab/></text:p>
      <text:p text:style-name="Standard">2. epoll特点</text:p>
      <text:p text:style-name="Standard"/>
      <text:p text:style-name="Standard"><text:s text:c="3"/>* epoll 效率比select poll要高</text:p>
      <text:p text:style-name="Standard"><text:s text:c="3"/>* epoll 监控IO数量比select要多</text:p>
      <text:p text:style-name="Standard">* epoll 的触发方式比poll要多 （EPOLLET边缘触发 --可以不处理，等待下次一起执行）（水平触发 --不处理一直等，必须执行）</text:p>
      <text:p text:style-name="Standard"/>
      <text:p text:style-name="P1">select 和poll效率一样，poll（上万）监控数量比select（1024）多</text:p>
      <text:p text:style-name="Standard"/>
      <text:p text:style-name="Standard"/>
      <text:p text:style-name="Standard">### 协程技术</text:p>
      <text:p text:style-name="Standard"/>
      <text:p text:style-name="Standard">#### 基础概念</text:p>
      <text:p text:style-name="Standard"/>
      <text:p text:style-name="Standard">1. 定义：纤程，微线程。是允许在不同入口点不同位置暂停或开始的计算机程序，简单来说，协程就是可以暂停执行的函数。</text:p>
      <text:p text:style-name="Standard"/>
      <text:p text:style-name="Standard">2. 协程原理 ： 记录一个函数的上下文，协程调度切换时会将记录的上下文保存，在切换回来时进行调取，恢复原有的执行内容，以便从上一次执行位置继续执行。</text:p>
      <text:p text:style-name="Standard"/>
      <text:p text:style-name="Standard">3. 协程优缺点</text:p>
      <text:p text:style-name="Standard"><text:tab/></text:p>
      <text:p text:style-name="Standard">&gt;优点</text:p>
      <text:p text:style-name="Standard">&gt;&gt;1. 协程完成多任务占用计算资源很少</text:p>
      <text:p text:style-name="Standard">&gt;&gt;2. 由于协程的多任务切换在应用层完成，因此切换开销少</text:p>
      <text:p text:style-name="Standard">&gt;&gt;3. 协程为单线程程序，无需进行共享资源同步互斥处理</text:p>
      <text:p text:style-name="Standard"/>
      <text:p text:style-name="Standard">&gt;缺点</text:p>
      <text:p text:style-name="Standard">&gt;</text:p>
      <text:p text:style-name="Standard">&gt;&gt; 协程的本质是一个单线程，无法利用计算机多核资源</text:p>
      <text:p text:style-name="Standard"/>
      <text:p text:style-name="Standard">--------------------------------</text:p>
      <text:p text:style-name="Standard">####扩展延伸@标准库协程的实现</text:p>
      <text:p text:style-name="Standard"/>
      <text:p text:style-name="Standard">python3.5以后，使用标准库asyncio和async/await 语法来编写并发代码。asyncio库通过对异步IO行为的支持完成python的协程。虽然官方说asyncio是未来的开发方向，但是由于其生态不够丰富，大量的客户端不支持awaitable需要自己去封装，所以在使用上存在缺陷。更多时候只能使用已有的异步库（asyncio等），功能有限</text:p>
      <text:p text:style-name="Standard"><text:soft-page-break/></text:p>
      <text:p text:style-name="Standard">------------------------------</text:p>
      <text:p text:style-name="Standard"/>
      <text:p text:style-name="Standard">#### 第三方协程模</text:p>
      <text:p text:style-name="Standard"/>
      <text:p text:style-name="Standard">1. <text:s/>greenlet模块</text:p>
      <text:p text:style-name="Standard"/>
      <text:p text:style-name="Standard">***示例代码: day12/greenlet_0.py***</text:p>
      <text:p text:style-name="Standard"/>
      <text:p text:style-name="Standard">* 安装 ： sudo <text:s/>pip3 install greenlet</text:p>
      <text:p text:style-name="Standard"/>
      <text:p text:style-name="Standard">* 函数 </text:p>
      <text:p text:style-name="Standard"/>
      <text:p text:style-name="Standard">```python</text:p>
      <text:p text:style-name="Standard">greenlet.greenlet(func)</text:p>
      <text:p text:style-name="Standard">功能：创建协程对象</text:p>
      <text:p text:style-name="Standard">参数：协程函数</text:p>
      <text:p text:style-name="Standard"/>
      <text:p text:style-name="Standard">g.switch()</text:p>
      <text:p text:style-name="Standard">功能：选择要执行的协程函数</text:p>
      <text:p text:style-name="Standard">```</text:p>
      <text:p text:style-name="Standard"/>
      <text:p text:style-name="Standard">2. gevent模块</text:p>
      <text:p text:style-name="Standard"/>
      <text:p text:style-name="Standard">***示例代码: day12/gevent_test.py***</text:p>
      <text:p text:style-name="Standard">***示例代码: day12/gevent_server.py***</text:p>
      <text:p text:style-name="Standard"><text:tab/><text:tab/><text:tab/><text:tab/></text:p>
      <text:p text:style-name="Standard">* 安装：sudo pip3 install gevent</text:p>
      <text:p text:style-name="Standard"/>
      <text:p text:style-name="Standard">* 函数</text:p>
      <text:p text:style-name="Standard"/>
      <text:p text:style-name="Standard">```python</text:p>
      <text:p text:style-name="Standard">gevent.spawn(func,argv)</text:p>
      <text:p text:style-name="Standard">功能: 生成协程对象</text:p>
      <text:p text:style-name="Standard">参数：func <text:s/>协程函数</text:p>
      <text:p text:style-name="Standard"><text:s text:c="5"/>argv <text:s/>给协程函数传参（不定参）</text:p>
      <text:p text:style-name="Standard">返回值： 协程对象</text:p>
      <text:p text:style-name="Standard"/>
      <text:p text:style-name="Standard">gevent.joinall(list,[timeout])</text:p>
      <text:p text:style-name="Standard">功能: 阻塞等待协程执行完毕</text:p>
      <text:p text:style-name="Standard">参数：list <text:s/>协程对象列表</text:p>
      <text:p text:style-name="Standard"><text:s text:c="5"/>timeout 超时时间</text:p>
      <text:p text:style-name="Standard"/>
      <text:p text:style-name="Standard">gevent.sleep(sec)</text:p>
      <text:p text:style-name="Standard">功能: gevent睡眠阻塞</text:p>
      <text:p text:style-name="Standard">参数：睡眠时间</text:p>
      <text:p text:style-name="Standard"/>
      <text:p text:style-name="Standard">* gevent协程只有在遇到gevent指定的阻塞行为时才会自动在协程之间进行跳转</text:p>
      <text:p text:style-name="Standard">如gevent.joinall(),gevent.sleep()带来的阻塞</text:p>
      <text:p text:style-name="Standard"><text:soft-page-break/>```</text:p>
      <text:p text:style-name="Standard"/>
      <text:p text:style-name="Standard">* monkey脚本</text:p>
      <text:p text:style-name="Standard"/>
      <text:p text:style-name="Standard">&gt;作用：在gevent协程中，协程只有遇到gevent指定类型的阻塞才能跳转到其他协程，因此，我们希望将普通的IO阻塞行为转换为可以触发gevent协程跳转的阻塞，以提高执行效率。</text:p>
      <text:p text:style-name="Standard"/>
      <text:p text:style-name="Standard">&gt; 转换方法：gevent 提供了一个脚本程序monkey,可以修改底层解释IO阻塞的行为，将很多普通阻塞转换为gevent阻塞。</text:p>
      <text:p text:style-name="Standard"/>
      <text:p text:style-name="Standard">&gt; 使用方法</text:p>
      <text:p text:style-name="Standard"/>
      <text:p text:style-name="Standard">&gt;&gt;【1】 导入monkey</text:p>
      <text:p text:style-name="Standard"/>
      <text:p text:style-name="Standard"><text:tab/><text:tab/><text:tab/>from gevent <text:s/>import monkey</text:p>
      <text:p text:style-name="Standard"/>
      <text:p text:style-name="Standard">&gt;&gt;【2】 运行相应的脚本，例如转换socket中所有阻塞</text:p>
      <text:p text:style-name="Standard"/>
      <text:p text:style-name="Standard"><text:tab/><text:tab/><text:tab/>monkey.patch_socket()</text:p>
      <text:p text:style-name="Standard"/>
      <text:p text:style-name="Standard">&gt;&gt;【3】 如果将所有可转换的IO阻塞全部转换则运行all</text:p>
      <text:p text:style-name="Standard"/>
      <text:p text:style-name="Standard"><text:tab/><text:tab/><text:tab/>monkey.patch_all()</text:p>
      <text:p text:style-name="Standard"/>
      <text:p text:style-name="Standard">&gt;&gt;【4】 注意：脚本运行函数需要在对应模块导入前执行</text:p>
      <text:p text:style-name="Standard"/>
      <text:p text:style-name="Standard"/>
      <text:p text:style-name="Standard"/>
      <text:p text:style-name="Standard">### HTTPServer v2.0 </text:p>
      <text:p text:style-name="Standard"/>
      <text:p text:style-name="Standard">***day12/http_server.py***</text:p>
      <text:p text:style-name="Standard"/>
      <text:p text:style-name="Standard"><text:s text:c="2"/>1. 主要功能 ：</text:p>
      <text:p text:style-name="Standard"><text:tab/> <text:s/>【1】 接收客户端（浏览器）请求</text:p>
      <text:p text:style-name="Standard"><text:tab/><text:tab/>【2】 解析客户端发送的请求</text:p>
      <text:p text:style-name="Standard"><text:tab/><text:tab/>【3】 根据请求组织数据内容</text:p>
      <text:p text:style-name="Standard"><text:tab/><text:tab/>【4】 将数据内容形成http响应格式返回给浏览器</text:p>
      <text:p text:style-name="Standard"><text:tab/></text:p>
      <text:p text:style-name="Standard"><text:tab/>2. 升级点 ：</text:p>
      <text:p text:style-name="Standard"><text:tab/> <text:s text:c="3"/>【1】 采用IO并发，可以满足多个客户端同时发起请求情况</text:p>
      <text:p text:style-name="Standard"><text:tab/><text:tab/>【2】 做基本的请求解析，根据具体请求返回具体内容，同时满足客户端简单的非网页请求情况</text:p>
      <text:p text:style-name="Standard"/>
      <text:p text:style-name="Standard"><text:s text:c="4"/>【3】 通过类接口形式进行功能封装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8T14:04:12.173500974</meta:creation-date>
    <dc:date>2019-08-08T14:39:54.704107970</dc:date>
    <meta:editing-duration>PT5M21S</meta:editing-duration>
    <meta:editing-cycles>1</meta:editing-cycles>
    <meta:document-statistic meta:table-count="0" meta:image-count="0" meta:object-count="0" meta:page-count="21" meta:paragraph-count="658" meta:word-count="8603" meta:character-count="13642" meta:non-whitespace-character-count="12445"/>
    <meta:generator>LibreOffice/6.0.7.3$Linux_X86_64 LibreOffice_project/00m0$Build-3</meta:generator>
  </office:meta>
</office:document-meta>
</file>